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textarea-horizontal-align="justify" draw:textarea-vertical-align="middle" draw:auto-grow-height="false" fo:min-height="0.55cm" fo:min-width="2.243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2.243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009900" draw:textarea-horizontal-align="justify" draw:textarea-vertical-align="middle" draw:auto-grow-height="false" fo:min-height="0.55cm" fo:min-width="3.278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3.27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3cm" svg:height="0.85cm" svg:x="1.607cm" svg:y="1cm">
          <text:p text:style-name="P1"><text:span text:style-name="T1">Slav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1.607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3cm" svg:height="0.85cm" svg:x="7.2cm" svg:y="1cm">
          <text:p text:style-name="P1"><text:span text:style-name="T1">Request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7.2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28cm" svg:height="0.85cm" svg:x="10cm" svg:y="1cm">
          <text:p text:style-name="P1"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28cm" svg:height="0.85cm" svg:x="10cm" svg:y="1.85cm">
          <text:p text:style-name="P1"><text:span text:style-name="T1">1 .. 65535 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3cm" svg:height="0.85cm" svg:x="13.828cm" svg:y="1cm">
          <text:p text:style-name="P1"><text:span text:style-name="T1">CRC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13.828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3cm" svg:height="0.85cm" svg:x="4.407cm" svg:y="1cm">
          <text:p text:style-name="P1"><text:span text:style-name="T1">Payload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4.407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</meta:initial-creator>
    <meta:creation-date>2015-08-21T20:45:38.414692359</meta:creation-date>
    <dc:date>2015-08-23T19:46:40.810711760</dc:date>
    <dc:creator>Clément </dc:creator>
    <meta:editing-duration>PT5M52S</meta:editing-duration>
    <meta:editing-cycles>10</meta:editing-cycles>
    <meta:generator>LibreOffice/4.3.3.2$Linux_X86_64 LibreOffice_project/430m0$Build-2</meta:generator>
    <meta:document-statistic meta:object-count="10"/>
  </office:meta>
</office:document-meta>
</file>